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b3b3b3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b3b3b3"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ffffff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aea79f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102cm" svg:stroke-color="#ffffff" draw:marker-start-width="0.352cm" draw:marker-end-width="0.352cm" draw:fill="solid" draw:fill-color="#c3ffd7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2" style:family="paragraph">
      <style:paragraph-properties fo:text-align="center"/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>
      <style:paragraph-properties fo:text-align="center"/>
      <style:text-properties fo:color="#000000" fo:font-size="36pt" fo:font-style="italic" style:font-size-asian="36pt" style:font-style-asian="italic" style:font-size-complex="3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cm" svg:height="4.467cm" svg:x="7.367cm" svg:y="3.636cm">
            <text:p text:style-name="P1"><text:span text:style-name="T1">HDL</text:span></text:p>
            <text:p text:style-name="P1"><text:span text:style-name="T1">Design Description</text:span></text:p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19.043cm" svg:height="5.08cm" svg:x="1.007cm" svg:y="11.033cm">
            <text:p text:style-name="P3"><text:span text:style-name="T2">Static Timing Analys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2" draw:layer="layout" svg:width="5.904cm" svg:height="4.913cm" svg:x="1.118cm" svg:y="3.413cm">
              <text:p text:style-name="P2"><text:span text:style-name="T1">Standard Cells</text:span></text:p>
              <text:p text:style-name="P2"><text:span text:style-name="T1">Library</text:span></text:p>
  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  </draw:custom-shape>
          </draw:g>
          <draw:custom-shape draw:style-name="gr4" draw:text-style-name="P4" draw:layer="layout" svg:width="2.3cm" svg:height="1.116cm" svg:x="2.843cm" svg:y="8.774cm">
            <text:p/>
            <draw:enhanced-geometry svg:viewBox="0 0 21600 21600" draw:text-areas="?f0 0 ?f2 ?f5" draw:mirror-horizontal="false" draw:mirror-vertical="false" draw:type="down-arrow" draw:modifiers="9781.1320754717 6458.7540983606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4" draw:layer="layout" svg:width="2.299cm" svg:height="1.116cm" svg:x="9.152cm" svg:y="8.774cm">
            <text:p/>
            <draw:enhanced-geometry svg:viewBox="0 0 21600 21600" draw:text-areas="?f0 0 ?f2 ?f5" draw:mirror-horizontal="false" draw:mirror-vertical="false" draw:type="down-arrow" draw:modifiers="9781.1320754717 6458.7540983606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4" draw:layer="layout" svg:width="7.844cm" svg:height="1.656cm" svg:x="6.715cm" svg:y="16.87cm">
            <text:p/>
            <draw:enhanced-geometry svg:viewBox="0 0 21600 21600" draw:text-areas="?f0 0 ?f2 ?f5" draw:mirror-horizontal="false" draw:mirror-vertical="false" draw:type="down-arrow" draw:modifiers="9781.1320754717 6458.7540983606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2" draw:layer="layout" svg:width="6.002cm" svg:height="4.467cm" svg:x="13.752cm" svg:y="3.635cm">
            <text:p text:style-name="P1"><text:span text:style-name="T1">Parasitics</text:span></text:p>
            <text:p text:style-name="P1"><text:span text:style-name="T1"/></text:p>
            <text:p text:style-name="P1"><text:span text:style-name="T1">Design Constraints</text:span></text:p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ustom-shape draw:style-name="gr4" draw:text-style-name="P4" draw:layer="layout" svg:width="2.3cm" svg:height="1.117cm" svg:x="15.537cm" svg:y="8.772cm">
            <text:p/>
            <draw:enhanced-geometry svg:viewBox="0 0 21600 21600" draw:text-areas="?f0 0 ?f2 ?f5" draw:mirror-horizontal="false" draw:mirror-vertical="false" draw:type="down-arrow" draw:modifiers="9781.1320754717 6458.7540983606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5" draw:layer="layout" svg:width="17.907cm" svg:height="5.842cm" svg:x="1.635cm" svg:y="19.469cm">
            <text:p text:style-name="P5"><text:span text:style-name="T3">Timing Report (including violating</text:span></text:p>
            <text:p text:style-name="P5"><text:span text:style-name="T3">paths, if any)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ystian Guth</meta:initial-creator>
    <meta:creation-date>2013-07-05T15:55:02</meta:creation-date>
    <dc:date>2013-07-05T16:34:43</dc:date>
    <dc:creator>Chrystian Guth</dc:creator>
    <meta:editing-duration>PT19M15S</meta:editing-duration>
    <meta:editing-cycles>2</meta:editing-cycles>
    <meta:generator>LibreOffice/3.5$Linux_X86_64 LibreOffice_project/350m1$Build-2</meta:generator>
    <meta:document-statistic meta:object-count="11"/>
  </office:meta>
</office:document-meta>
</file>